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8B0000021B4AF70240E8659443.jpg" manifest:media-type="image/jpeg"/>
  <manifest:file-entry manifest:full-path="Pictures/1000000000000020000000204B249CA79A42C6D7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44pt" style:font-size-asian="44pt" style:font-size-complex="4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 text:style-name="P1"><text:span text:style-name="T1">计算机基础名词选讲</text:span></text:p>
          </draw:text-box>
        </draw:frame>
        <draw:frame presentation:style-name="pr2" draw:text-style-name="P2" draw:layer="layout" svg:width="26cm" svg:height="5.5cm" svg:x="1cm" svg:y="14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3">
        <office:forms form:automatic-focus="false" form:apply-design-mode="false"/>
        <draw:frame presentation:style-name="pr4" draw:layer="layout" svg:width="12.687cm" svg:height="14cm" svg:x="1cm" svg:y="5.5cm" presentation:class="outline">
          <draw:text-box>
            <text:list text:style-name="L2">
              <text:list-item>
                <text:p>网络：</text:p>
                <text:p><text:s text:c="4"/>计算机网络</text:p>
                <text:p><text:s text:c="4"/>协议</text:p>
                <text:p><text:s text:c="4"/>协议分层：</text:p>
                <text:p><text:s text:c="8"/>TCP/IP</text:p>
                <text:p><text:s text:c="8"/>OSI/RM</text:p>
                <text:p><text:s text:c="8"/>TCP/IP与OSI/RM对比</text:p>
                <text:p><text:s text:c="4"/>常见协议</text:p>
              </text:list-item>
            </text:list>
          </draw:text-box>
        </draw:frame>
        <draw:frame presentation:style-name="pr5" draw:layer="layout" svg:width="26cm" svg:height="2.663cm" svg:x="1cm" svg:y="0.837cm" presentation:class="title">
          <draw:text-box>
            <text:p>目录</text:p>
          </draw:text-box>
        </draw:frame>
        <draw:frame presentation:style-name="pr4" draw:layer="layout" svg:width="12.687cm" svg:height="14cm" svg:x="14.322cm" svg:y="5.5cm" presentation:class="outline">
          <draw:text-box>
            <text:list text:style-name="L2">
              <text:list-item>
                <text:p>编程语言：</text:p>
                <text:p><text:s text:c="4"/>发展</text:p>
                <text:p><text:s text:c="3"/>Oct2017语言排行榜</text:p>
                <text:p><text:s text:c="4"/>推荐</text:p>
              </text:list-item>
              <text:list-item>
                <text:p>计算机系统：</text:p>
                <text:p><text:s text:c="4"/>冯·诺依曼体系</text:p>
                <text:p><text:s text:c="4"/>基本组成部件</text:p>
              </text:list-item>
              <text:list-item>
                <text:p>推荐网站：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网络-计算机网络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计算机网络</text:p>
                <text:p>一些相互连接的、以共享资源为目的的、自治的计算机的集合</text:p>
              </text:list-item>
              <text:list-item>
                <text:p>功能：联通、共享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网络-协议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协议（protocol）</text:p>
                <text:p>三要素</text:p>
                <text:p>(1)语法：即数据与控制信息的结构或格式</text:p>
                <text:p>(2)语义：即需要发出何种控制信息，完成何种动作以及做出何种响应</text:p>
                <text:p>(3)时序（同步）：即事件实现顺序的详细说明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3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网络-协议分层- TCP/IP</text:p>
          </draw:text-box>
        </draw:frame>
        <draw:frame presentation:style-name="pr4" draw:layer="layout" svg:width="12.687cm" svg:height="14cm" svg:x="1cm" svg:y="5.5cm" presentation:class="outline">
          <draw:text-box>
            <text:list text:style-name="L2">
              <text:list-item>
                <text:p>TCP/IP协议簇</text:p>
                <text:p/>
              </text:list-item>
              <text:list-item>
                <text:p>分为四层</text:p>
                <text:p/>
                <text:p/>
              </text:list-item>
            </text:list>
          </draw:text-box>
        </draw:frame>
        <draw:frame presentation:style-name="pr4" draw:layer="layout" svg:width="12.687cm" svg:height="14cm" svg:x="14.322cm" svg:y="5.5cm" presentation:class="outline">
          <draw:text-box>
            <text:list text:style-name="L2">
              <text:list-header>
                <text:p>应用层</text:p>
                <text:p>传输层</text:p>
                <text:p>互联网层</text:p>
                <text:p>网络访问层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3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网络-协议分层- OSI/RM</text:p>
          </draw:text-box>
        </draw:frame>
        <draw:frame presentation:style-name="pr4" draw:layer="layout" svg:width="12.687cm" svg:height="14cm" svg:x="1cm" svg:y="5.5cm" presentation:class="outline">
          <draw:text-box>
            <text:list text:style-name="L2">
              <text:list-item>
                <text:p>OSI/RM（开放系统互连参考模型）</text:p>
                <text:p/>
              </text:list-item>
              <text:list-item>
                <text:p>分为七层</text:p>
                <text:p/>
                <text:p><text:s/></text:p>
              </text:list-item>
            </text:list>
          </draw:text-box>
        </draw:frame>
        <draw:frame presentation:style-name="pr4" draw:layer="layout" svg:width="12.687cm" svg:height="14cm" svg:x="14.322cm" svg:y="5.5cm" presentation:class="outline">
          <draw:text-box>
            <text:list text:style-name="L2">
              <text:list-header>
                <text:p>应用层</text:p>
                <text:p>表示层</text:p>
                <text:p>会话层</text:p>
                <text:p>传输层</text:p>
                <text:p>网络层</text:p>
                <text:p>数据链路层</text:p>
                <text:p>物理层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3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网络-协议分层- TCP/IP与OSI/RM对比</text:p>
          </draw:text-box>
        </draw:frame>
        <draw:frame presentation:style-name="pr4" draw:layer="layout" svg:width="12.687cm" svg:height="14cm" svg:x="1cm" svg:y="5.5cm" presentation:class="outline">
          <draw:text-box>
            <text:list text:style-name="L2">
              <text:list-header>
                <text:p>应用层</text:p>
                <text:p/>
                <text:p/>
                <text:p>传输层</text:p>
                <text:p>互联网层</text:p>
                <text:p>网络访问层</text:p>
              </text:list-header>
            </text:list>
          </draw:text-box>
        </draw:frame>
        <draw:frame presentation:style-name="pr4" draw:layer="layout" svg:width="12.687cm" svg:height="14cm" svg:x="14.322cm" svg:y="5.5cm" presentation:class="outline" presentation:user-transformed="true">
          <draw:text-box>
            <text:list text:style-name="L2">
              <text:list-header>
                <text:p>应用层</text:p>
                <text:p>表示层</text:p>
                <text:p>会话层</text:p>
                <text:p>传输层</text:p>
                <text:p>网络层</text:p>
                <text:p>数据链路层</text:p>
                <text:p>物理层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网络-常见协议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ARP（地址解析协议）</text:p>
              </text:list-item>
              <text:list-item>
                <text:p>IP（网际互联协议）</text:p>
              </text:list-item>
              <text:list-item>
                <text:p>TCP（传输控制协议）</text:p>
              </text:list-item>
              <text:list-item>
                <text:p>UDP（用户数据报协议）</text:p>
              </text:list-item>
              <text:list-item>
                <text:p>HTTP(=_=)</text:p>
              </text:list-item>
              <text:list-item>
                <text:p>DNS（域名解析协议）</text:p>
              </text:list-item>
              <text:list-item>
                <text:p>ICMP（控制报文协议）……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编程语言-发展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机器语言</text:p>
                <text:p/>
              </text:list-item>
              <text:list-item>
                <text:p>汇编语言</text:p>
                <text:p/>
              </text:list-item>
              <text:list-item>
                <text:p>高级语言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编程语言- Oct 2017语言排行榜</text:p>
          </draw:text-box>
        </draw:frame>
        <draw:frame draw:style-name="gr2" draw:text-style-name="P4" draw:layer="layout" svg:width="19.054cm" svg:height="15.377cm" svg:x="4.346cm" svg:y="4.6cm" presentation:class="graphic" presentation:user-transformed="true">
          <draw:image xlink:href="Pictures/100000000000028B0000021B4AF70240E865944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编程语言-推荐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header>
                <text:p>结合自己方向和情况（不分先后）</text:p>
              </text:list-header>
              <text:list-item>
                <text:p>C</text:p>
              </text:list-item>
              <text:list-item>
                <text:p>Java</text:p>
              </text:list-item>
              <text:list-item>
                <text:p>PHP</text:p>
              </text:list-item>
              <text:list-item>
                <text:p>Python</text:p>
              </text:list-item>
              <text:list-item>
                <text:p>JavaScript</text:p>
              </text:list-item>
              <text:list-item>
                <text:p>汇编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计算机系统-冯·诺依曼体系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3">
              <text:list-item>
                <text:p>把需要的程序和数据送至计算机中</text:p>
              </text:list-item>
              <text:list-item>
                <text:p>必须具有长期记忆程序、数据、中间结果及最终运算结果的能力</text:p>
              </text:list-item>
              <text:list-item>
                <text:p>能够完成各种算术运算、逻辑运算和数据传送等数据加工处理的能力</text:p>
              </text:list-item>
              <text:list-item>
                <text:p>能够根据需要控制程序走向，并能根据指令控制机器的各部件协调操作</text:p>
              </text:list-item>
              <text:list-item>
                <text:p>能够按照要求将处理结果输出给用户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list text:style-name="L1">
              <text:list-header>
                <text:p>计算机系统-基本组成部件</text:p>
              </text:list-header>
            </text:list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输入设备：用于将数据或程序输入到计算机中</text:p>
              </text:list-item>
              <text:list-item>
                <text:p>存储器：用于记忆程序和数据</text:p>
              </text:list-item>
              <text:list-item>
                <text:p>运算器：用于完成各种算术运算、逻辑运算和数据传送等数据加工处理</text:p>
              </text:list-item>
              <text:list-item>
                <text:p>控制器：用于控制程序的执行</text:p>
              </text:list-item>
              <text:list-item>
                <text:p>输出设备：将数据或程序的处理结果展示给用户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推荐网站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wiki：<text:a xlink:href="https://en.wikipedia.org/" xlink:type="simple">https://en.wikipedia.org</text:a></text:p>
                <text:p/>
              </text:list-item>
              <text:list-item>
                <text:p>百度百科：<text:a xlink:href="https://baike.baidu.com/" xlink:type="simple">https://baike.baidu.com/</text:a></text:p>
                <text:p/>
              </text:list-item>
              <text:list-item>
                <text:p>逼乎（雾：<text:a xlink:href="https://www.zhihu.com/" xlink:type="simple">https://www.zhihu.com/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2" presentation:presentation-page-layout-name="AL3T1">
        <office:forms form:automatic-focus="false" form:apply-design-mode="false"/>
        <draw:frame presentation:style-name="pr8" draw:text-style-name="P5" draw:layer="layout" svg:width="13cm" svg:height="6cm" svg:x="7.5cm" svg:y="7.5cm" presentation:class="title">
          <draw:text-box>
            <text:p text:style-name="P5"><text:span text:style-name="T2">TH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2:38:43.012918817</meta:creation-date>
    <meta:editing-duration>PT4M20S</meta:editing-duration>
    <meta:editing-cycles>2</meta:editing-cycles>
    <meta:generator>LibreOffice/5.4.1.2.0$Linux_X86_64 LibreOffice_project/40m0$Build-2</meta:generator>
    <dc:date>2017-10-27T15:35:31.350262553</dc:date>
    <meta:document-statistic meta:object-count="11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